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193e2c" officeooo:paragraph-rsid="00193e2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193e2c" officeooo:paragraph-rsid="00193e2c"/>
    </style:style>
    <style:style style:name="T1" style:family="text">
      <style:text-properties officeooo:rsid="001911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- Que atividades a maioria do público preferia fazer de uma forma offline e a pandemia o obrigou a digitalizar, ou seja, realizar de via algum dispositivo conectado à internet?</text:p>
      <text:p text:style-name="P1"><text:tab/>Embora grande parte das atividades tiveram de migrar do offline para o online devido à pandemia, afetando em sua maioria empresas, destaco, das interações pessoais, coisas como amigos que normalmente sairiam juntos para dar uma volta domingo à tarde, agora têm de se reunir por meio de videochamadas, uma vez que os espaços públicos possuíam acesso limitado e, em um grupo maior, cresce também a chance de contaminação.</text:p>
      <text:p text:style-name="P1"/>
      <text:p text:style-name="P2">2 - Quais áreas mais próximas de você foram afetadas por essa transformação digital causada pela pandemia? Que mudanças você pode notar? principalmente nas empresas e serviços que vocẽ consome.</text:p>
      <text:p text:style-name="P1"><text:tab/>A área mais próxima de mim que foi afetada pela transformação digital foi a educação, em específico as escolas. As mudanças bruscas foram o encerramento das aulas presenciais, por dois anos, e a introdução de aulas por videochamada, que embora ainda funcionem para lecionar, a falta de comunicação presencial impactou o processo de aprendizado, além de dificultar a avaliação tanto para alunos como professores também.</text:p>
      <text:p text:style-name="P1"/>
      <text:p text:style-name="P2">3 - O home office precisou ser adotado na marra pelas empresas. Quais os os prós e contras do trabalho home office na sua visão?</text:p>
      <text:p text:style-name="P1"><text:tab/>O maior pro do home office, a meu ver, é a segurança dos trabalhadores e pessoas num geral, uma vez que dificultou a transmissão do vírus, bem como maior conforto aos trabalhadores, melhor manejo do tempo e a ampliação do mercado relacionado a informática e seus serviços, dentre outros. Nos contras, porém, há a dificuldade de um grande número de pessoas de se integrarem ao meio da informática, e as que não conseguiram, acabaram tornando-se “obsoletas”, fora a dependência nos computadores, que levaram a alguns casos de pessoas perdendo os empregos por não possuírem <text:span text:style-name="T1">as </text:span>máquinas em casa, bem como a queda nas interações pessoais que levou a um maior número de pessoas se sentindo solitárias, a sobrecarga de trabalho embora esse pudesse “ser feito a qualquer hora”, etc.</text:p>
      <text:p text:style-name="P1"/>
      <text:p text:style-name="P2">4 - Quais áreas da TI que eram tendências e foram aceleradas a sua maior utilização por conta do pandemia? (pesquise sobre isso)</text:p>
      <text:p text:style-name="P1"><text:tab/>Acredito que sejam as áreas de comércio digital e automatizado, bem como sistemas de streaming. No caso do comércio digital, sites e aplicativos como Mercado Livre, Shein, Shopee, Amazon e Ebay já possuíam alguma fama dentre os usuários, mas uma vez que os comércios cessaram as vendas presenciais, essa fama foi impulsionada, e no caso de empresas que não possuíam aplicativos de comércio digital, foram levadas a criá-los para facilitar a vida dos consumidores e não ser tornarem obsoletos. O streaming, de várias plataformas como Spotify, Twitch, Netflix, Youtube, etc. já vinha se popularizando cada vez mais como a “nova tv”, e como as pessoas estavam ficando cada vez mais entediadas durante a pandemia, houve o impulso dos serviços de streaming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duardo Augusto Ribeiro dos Sant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5T20:36:58.244000000</dc:date>
    <meta:editing-duration>PT4M9S</meta:editing-duration>
    <meta:editing-cycles>2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9" meta:word-count="497" meta:character-count="3028" meta:non-whitespace-character-count="2536"/>
  </office:meta>
</office:document-meta>
</file>